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1.3847in" style:rel-column-width="13104*"/>
    </style:style>
    <style:style style:name="Table3.D" style:family="table-column">
      <style:table-column-properties style:column-width="1.3854in" style:rel-column-width="13110*"/>
    </style:style>
    <style:style style:name="Table3.E" style:family="table-column">
      <style:table-column-properties style:column-width="1.3854in" style:rel-column-width="13113*"/>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33abd" officeooo:paragraph-rsid="00133abd"/>
    </style:style>
    <style:style style:name="P2" style:family="paragraph" style:parent-style-name="Standard">
      <style:text-properties fo:font-weight="bold" officeooo:rsid="0014ec47" officeooo:paragraph-rsid="0014ec47" style:font-weight-asian="bold" style:font-weight-complex="bold"/>
    </style:style>
    <style:style style:name="P3" style:family="paragraph" style:parent-style-name="Standard">
      <style:text-properties fo:font-weight="bold" officeooo:rsid="001f73c8" officeooo:paragraph-rsid="001f73c8" style:font-weight-asian="bold" style:font-weight-complex="bold"/>
    </style:style>
    <style:style style:name="P4" style:family="paragraph" style:parent-style-name="Standard">
      <style:text-properties fo:font-weight="bold" officeooo:rsid="001f73c8" officeooo:paragraph-rsid="00280c94" style:font-weight-asian="bold" style:font-weight-complex="bold"/>
    </style:style>
    <style:style style:name="P5" style:family="paragraph" style:parent-style-name="Standard">
      <style:text-properties fo:font-weight="bold" officeooo:rsid="001f73c8" officeooo:paragraph-rsid="002b838f" style:font-weight-asian="bold" style:font-weight-complex="bold"/>
    </style:style>
    <style:style style:name="P6" style:family="paragraph" style:parent-style-name="Standard">
      <style:text-properties fo:font-weight="normal" officeooo:rsid="0014ec47" officeooo:paragraph-rsid="00154c1a" style:font-weight-asian="normal" style:font-weight-complex="normal"/>
    </style:style>
    <style:style style:name="P7" style:family="paragraph" style:parent-style-name="Standard">
      <style:text-properties fo:font-weight="normal" officeooo:rsid="00154c1a" officeooo:paragraph-rsid="00154c1a" style:font-weight-asian="normal" style:font-weight-complex="normal"/>
    </style:style>
    <style:style style:name="P8" style:family="paragraph" style:parent-style-name="Standard">
      <style:text-properties fo:font-weight="normal" officeooo:rsid="001623b9" officeooo:paragraph-rsid="001623b9" style:font-weight-asian="normal" style:font-weight-complex="normal"/>
    </style:style>
    <style:style style:name="P9" style:family="paragraph" style:parent-style-name="Standard">
      <style:text-properties fo:font-weight="normal" officeooo:rsid="001623e6" officeooo:paragraph-rsid="001623e6" style:font-weight-asian="normal" style:font-weight-complex="normal"/>
    </style:style>
    <style:style style:name="P10" style:family="paragraph" style:parent-style-name="Standard">
      <style:text-properties fo:font-weight="normal" officeooo:rsid="001623e6" officeooo:paragraph-rsid="0018cb70" style:font-weight-asian="normal" style:font-weight-complex="normal"/>
    </style:style>
    <style:style style:name="P11" style:family="paragraph" style:parent-style-name="Standard">
      <style:text-properties fo:font-weight="normal" officeooo:rsid="00219bc4" officeooo:paragraph-rsid="0021e3d3" style:font-weight-asian="normal" style:font-weight-complex="normal"/>
    </style:style>
    <style:style style:name="P12" style:family="paragraph" style:parent-style-name="Standard">
      <style:text-properties fo:font-weight="normal" officeooo:rsid="0021e3d3" officeooo:paragraph-rsid="0023c164" style:font-weight-asian="normal" style:font-weight-complex="normal"/>
    </style:style>
    <style:style style:name="P13" style:family="paragraph" style:parent-style-name="Standard">
      <style:text-properties fo:font-weight="normal" officeooo:rsid="0025e624" officeooo:paragraph-rsid="0025e624" style:font-weight-asian="normal" style:font-weight-complex="normal"/>
    </style:style>
    <style:style style:name="P14" style:family="paragraph" style:parent-style-name="Standard">
      <style:text-properties fo:font-weight="normal" officeooo:rsid="00265683" officeooo:paragraph-rsid="00265683" style:font-weight-asian="normal" style:font-weight-complex="normal"/>
    </style:style>
    <style:style style:name="P15" style:family="paragraph" style:parent-style-name="Standard">
      <style:text-properties fo:font-weight="normal" officeooo:rsid="002b838f" officeooo:paragraph-rsid="002b838f" style:font-weight-asian="normal" style:font-weight-complex="normal"/>
    </style:style>
    <style:style style:name="P16" style:family="paragraph" style:parent-style-name="Standard">
      <style:text-properties fo:font-weight="normal" officeooo:rsid="002b838f" officeooo:paragraph-rsid="003ea79e" style:font-weight-asian="normal" style:font-weight-complex="normal"/>
    </style:style>
    <style:style style:name="P17" style:family="paragraph" style:parent-style-name="Standard">
      <style:text-properties fo:font-style="normal" fo:font-weight="normal" officeooo:rsid="001f73c8" officeooo:paragraph-rsid="0032bc1c" style:font-style-asian="normal" style:font-weight-asian="normal" style:font-style-complex="normal" style:font-weight-complex="normal"/>
    </style:style>
    <style:style style:name="P18" style:family="paragraph" style:parent-style-name="Standard">
      <style:text-properties fo:font-style="normal" fo:font-weight="normal" officeooo:rsid="0032bc1c" officeooo:paragraph-rsid="0032bc1c" style:font-style-asian="normal" style:font-weight-asian="normal" style:font-style-complex="normal" style:font-weight-complex="normal"/>
    </style:style>
    <style:style style:name="P19" style:family="paragraph" style:parent-style-name="Standard">
      <style:text-properties fo:font-style="normal" fo:font-weight="normal" officeooo:rsid="0032bc1c" officeooo:paragraph-rsid="003ff743" style:font-style-asian="normal" style:font-weight-asian="normal" style:font-style-complex="normal" style:font-weight-complex="normal"/>
    </style:style>
    <style:style style:name="P20" style:family="paragraph" style:parent-style-name="Standard">
      <style:text-properties fo:font-style="normal" fo:font-weight="normal" officeooo:rsid="0032bc1c" officeooo:paragraph-rsid="004123b6" style:font-style-asian="normal" style:font-weight-asian="normal" style:font-style-complex="normal" style:font-weight-complex="normal"/>
    </style:style>
    <style:style style:name="P21" style:family="paragraph" style:parent-style-name="Standard">
      <style:text-properties fo:font-style="normal" fo:font-weight="normal" officeooo:rsid="003ff743" officeooo:paragraph-rsid="004123b6" style:font-style-asian="normal" style:font-weight-asian="normal" style:font-style-complex="normal" style:font-weight-complex="normal"/>
    </style:style>
    <style:style style:name="P22" style:family="paragraph" style:parent-style-name="Standard">
      <style:text-properties fo:font-style="normal" fo:font-weight="bold" officeooo:rsid="001f73c8" officeooo:paragraph-rsid="003f0c96" style:font-style-asian="normal" style:font-weight-asian="bold" style:font-style-complex="normal" style:font-weight-complex="bold"/>
    </style:style>
    <style:style style:name="P23" style:family="paragraph" style:parent-style-name="Standard">
      <style:text-properties officeooo:paragraph-rsid="003ea79e"/>
    </style:style>
    <style:style style:name="P24" style:family="paragraph" style:parent-style-name="Text_20_body">
      <style:text-properties fo:font-style="normal" fo:font-weight="normal" officeooo:rsid="01dcfb88" officeooo:paragraph-rsid="002ea0e5" style:font-style-asian="normal" style:font-weight-asian="normal" style:font-style-complex="normal" style:font-weight-complex="normal"/>
    </style:style>
    <style:style style:name="P25" style:family="paragraph" style:parent-style-name="Text_20_body">
      <style:text-properties fo:font-style="normal" fo:font-weight="normal" officeooo:rsid="01dcfb88" officeooo:paragraph-rsid="002ec49b" style:font-style-asian="normal" style:font-weight-asian="normal" style:font-style-complex="normal" style:font-weight-complex="normal"/>
    </style:style>
    <style:style style:name="P26" style:family="paragraph" style:parent-style-name="Text_20_body">
      <style:text-properties fo:font-weight="bold" officeooo:rsid="01b22d8d" officeooo:paragraph-rsid="002ea0e5" style:font-weight-asian="bold" style:font-weight-complex="bold"/>
    </style:style>
    <style:style style:name="P27" style:family="paragraph" style:parent-style-name="Table_20_Contents">
      <style:text-properties fo:font-weight="bold" officeooo:rsid="01cfdce6" officeooo:paragraph-rsid="002ea0e5" style:font-weight-asian="bold" style:font-weight-complex="bold"/>
    </style:style>
    <style:style style:name="P28" style:family="paragraph" style:parent-style-name="Table_20_Contents">
      <style:text-properties fo:font-weight="bold" officeooo:rsid="020c1145" officeooo:paragraph-rsid="002ea0e5" style:font-weight-asian="bold" style:font-weight-complex="bold"/>
    </style:style>
    <style:style style:name="P29" style:family="paragraph" style:parent-style-name="Table_20_Contents">
      <style:text-properties officeooo:rsid="01cfdce6" officeooo:paragraph-rsid="002ea0e5"/>
    </style:style>
    <style:style style:name="P30" style:family="paragraph" style:parent-style-name="Table_20_Contents">
      <style:text-properties officeooo:rsid="020c1145" officeooo:paragraph-rsid="002ea0e5"/>
    </style:style>
    <style:style style:name="P31" style:family="paragraph" style:parent-style-name="Table_20_Contents">
      <style:text-properties officeooo:rsid="01d05a9c" officeooo:paragraph-rsid="002ea0e5"/>
    </style:style>
    <style:style style:name="P32" style:family="paragraph" style:parent-style-name="Table_20_Contents">
      <style:text-properties officeooo:rsid="0203cd45" officeooo:paragraph-rsid="002ea0e5"/>
    </style:style>
    <style:style style:name="P33" style:family="paragraph" style:parent-style-name="Table_20_Contents">
      <style:text-properties officeooo:rsid="020d6126" officeooo:paragraph-rsid="002ea0e5"/>
    </style:style>
    <style:style style:name="P34" style:family="paragraph" style:parent-style-name="Table_20_Contents">
      <style:text-properties officeooo:rsid="0211889a" officeooo:paragraph-rsid="002ea0e5"/>
    </style:style>
    <style:style style:name="P35" style:family="paragraph" style:parent-style-name="Table_20_Contents">
      <style:text-properties officeooo:rsid="0212b854" officeooo:paragraph-rsid="002ea0e5"/>
    </style:style>
    <style:style style:name="P36" style:family="paragraph" style:parent-style-name="Title">
      <style:text-properties fo:font-size="20pt" style:font-size-asian="20pt" style:font-size-complex="20pt"/>
    </style:style>
    <style:style style:name="P37" style:family="paragraph" style:parent-style-name="Standard">
      <style:text-properties fo:font-style="normal" fo:font-weight="normal" officeooo:rsid="003ff743" officeooo:paragraph-rsid="004123b6" style:font-style-asian="normal" style:font-weight-asian="normal" style:font-style-complex="normal" style:font-weight-complex="normal"/>
    </style:style>
    <style:style style:name="P38" style:family="paragraph" style:parent-style-name="Standard">
      <style:text-properties fo:font-style="normal" fo:font-weight="normal" officeooo:rsid="004705cd" officeooo:paragraph-rsid="004705cd" style:font-style-asian="normal" style:font-weight-asian="normal" style:font-style-complex="normal" style:font-weight-complex="normal"/>
    </style:style>
    <style:style style:name="P39" style:family="paragraph" style:parent-style-name="Standard">
      <style:text-properties fo:font-style="normal" fo:font-weight="normal" officeooo:rsid="004705cd" officeooo:paragraph-rsid="004c3d9a" style:font-style-asian="normal" style:font-weight-asian="normal" style:font-style-complex="normal" style:font-weight-complex="normal"/>
    </style:style>
    <style:style style:name="P40" style:family="paragraph" style:parent-style-name="Standard">
      <style:text-properties fo:font-style="normal" fo:font-weight="normal" officeooo:rsid="0019f3bf" officeooo:paragraph-rsid="004705cd" style:font-style-asian="normal" style:font-weight-asian="normal" style:font-style-complex="normal" style:font-weight-complex="normal"/>
    </style:style>
    <style:style style:name="P41" style:family="paragraph" style:parent-style-name="Standard">
      <style:text-properties fo:font-style="normal" fo:font-weight="bold" officeooo:rsid="0019f3bf" officeooo:paragraph-rsid="004705cd" style:font-style-asian="normal" style:font-weight-asian="bold" style:font-style-complex="normal" style:font-weight-complex="bold"/>
    </style:style>
    <style:style style:name="P42" style:family="paragraph" style:parent-style-name="Standard">
      <style:text-properties fo:font-weight="normal" officeooo:rsid="002cd56f" officeooo:paragraph-rsid="003ea79e" style:font-weight-asian="normal" style:font-weight-complex="normal"/>
    </style:style>
    <style:style style:name="P43" style:family="paragraph" style:parent-style-name="Standard">
      <style:text-properties fo:font-style="italic" fo:font-weight="normal" officeooo:rsid="0030c4d7" officeooo:paragraph-rsid="004644fb" style:font-style-asian="italic" style:font-weight-asian="normal" style:font-style-complex="italic" style:font-weight-complex="normal"/>
    </style:style>
    <style:style style:name="P44" style:family="paragraph" style:parent-style-name="Standard">
      <style:text-properties fo:font-style="italic" fo:font-weight="normal" officeooo:rsid="00369819" officeooo:paragraph-rsid="005b831b" style:font-style-asian="italic" style:font-weight-asian="normal" style:font-style-complex="italic" style:font-weight-complex="normal"/>
    </style:style>
    <style:style style:name="P45" style:family="paragraph" style:parent-style-name="Standard">
      <style:text-properties fo:font-style="italic" fo:font-weight="normal" officeooo:rsid="003530cf" officeooo:paragraph-rsid="003530cf" style:font-style-asian="italic" style:font-weight-asian="normal" style:font-style-complex="italic" style:font-weight-complex="normal"/>
    </style:style>
    <style:style style:name="P46" style:family="paragraph" style:parent-style-name="Standard">
      <style:paragraph-properties fo:text-align="center" style:justify-single-word="false"/>
      <style:text-properties fo:font-size="12pt" fo:font-style="italic" fo:font-weight="normal" officeooo:rsid="004d2a99" officeooo:paragraph-rsid="004d2a99" style:font-size-asian="12pt" style:font-style-asian="italic" style:font-weight-asian="normal" style:font-size-complex="12pt" style:font-style-complex="italic" style:font-weight-complex="normal"/>
    </style:style>
    <style:style style:name="P47" style:family="paragraph" style:parent-style-name="Standard">
      <style:text-properties fo:font-weight="bold" officeooo:rsid="001f73c8" officeooo:paragraph-rsid="00154c1a" style:font-weight-asian="bold" style:font-weight-complex="bold"/>
    </style:style>
    <style:style style:name="P48" style:family="paragraph" style:parent-style-name="Standard">
      <style:text-properties fo:font-weight="bold" officeooo:rsid="001f73c8" officeooo:paragraph-rsid="002b838f" style:font-weight-asian="bold" style:font-weight-complex="bold"/>
    </style:style>
    <style:style style:name="P49" style:family="paragraph" style:parent-style-name="Standard">
      <style:text-properties officeooo:paragraph-rsid="002888fb"/>
    </style:style>
    <style:style style:name="P50" style:family="paragraph" style:parent-style-name="Table_20_Contents">
      <style:text-properties officeooo:rsid="004615ad" officeooo:paragraph-rsid="004615ad" fo:background-color="transparent"/>
    </style:style>
    <style:style style:name="P51" style:family="paragraph" style:parent-style-name="Table_20_Contents">
      <style:text-properties officeooo:rsid="004615ad" officeooo:paragraph-rsid="004615ad"/>
    </style:style>
    <style:style style:name="P52" style:family="paragraph" style:parent-style-name="Text_20_body">
      <style:text-properties fo:font-style="normal" fo:font-weight="normal" officeooo:rsid="0211595d" officeooo:paragraph-rsid="004644fb" style:font-style-asian="normal" style:font-weight-asian="normal" style:font-style-complex="normal" style:font-weight-complex="normal"/>
    </style:style>
    <style:style style:name="P53" style:family="paragraph" style:parent-style-name="Text_20_body">
      <style:text-properties fo:font-style="normal" fo:font-weight="normal" officeooo:rsid="003448c3" officeooo:paragraph-rsid="002ea0e5" style:font-style-asian="normal" style:font-weight-asian="normal" style:font-style-complex="normal" style:font-weight-complex="normal"/>
    </style:style>
    <style:style style:name="T1" style:family="text">
      <style:text-properties officeooo:rsid="00154c1a"/>
    </style:style>
    <style:style style:name="T2" style:family="text">
      <style:text-properties officeooo:rsid="001623e6"/>
    </style:style>
    <style:style style:name="T3" style:family="text">
      <style:text-properties officeooo:rsid="0018cb70"/>
    </style:style>
    <style:style style:name="T4" style:family="text">
      <style:text-properties officeooo:rsid="00219bc4"/>
    </style:style>
    <style:style style:name="T5" style:family="text">
      <style:text-properties officeooo:rsid="0021e3d3"/>
    </style:style>
    <style:style style:name="T6" style:family="text">
      <style:text-properties officeooo:rsid="0023c164"/>
    </style:style>
    <style:style style:name="T7" style:family="text">
      <style:text-properties officeooo:rsid="00265683"/>
    </style:style>
    <style:style style:name="T8" style:family="text">
      <style:text-properties officeooo:rsid="0027938d"/>
    </style:style>
    <style:style style:name="T9" style:family="text">
      <style:text-properties fo:font-style="normal" style:font-style-asian="normal" style:font-style-complex="normal"/>
    </style:style>
    <style:style style:name="T10" style:family="text">
      <style:text-properties fo:font-style="normal" officeooo:rsid="015cb595" style:font-style-asian="normal" style:font-style-complex="normal"/>
    </style:style>
    <style:style style:name="T11" style:family="text">
      <style:text-properties fo:font-style="normal" officeooo:rsid="0034b8fe" style:font-style-asian="normal" style:font-style-complex="normal"/>
    </style:style>
    <style:style style:name="T12" style:family="text">
      <style:text-properties fo:font-style="normal" officeooo:rsid="00369819" style:font-style-asian="normal" style:font-style-complex="normal"/>
    </style:style>
    <style:style style:name="T13" style:family="text">
      <style:text-properties fo:font-style="normal" officeooo:rsid="00388522" style:font-style-asian="normal" style:font-style-complex="normal"/>
    </style:style>
    <style:style style:name="T14" style:family="text">
      <style:text-properties fo:font-style="normal" officeooo:rsid="0050c4a4" style:font-style-asian="normal" style:font-style-complex="normal"/>
    </style:style>
    <style:style style:name="T15" style:family="text">
      <style:text-properties fo:font-style="normal" officeooo:rsid="0058b923" style:font-style-asian="normal" style:font-style-complex="normal"/>
    </style:style>
    <style:style style:name="T16" style:family="text">
      <style:text-properties fo:font-style="normal" officeooo:rsid="005b831b" style:font-style-asian="normal" style:font-style-complex="normal"/>
    </style:style>
    <style:style style:name="T17" style:family="text">
      <style:text-properties fo:font-style="normal" officeooo:rsid="005e6157" style:font-style-asian="normal" style:font-style-complex="normal"/>
    </style:style>
    <style:style style:name="T18" style:family="text">
      <style:text-properties officeooo:rsid="021644c1"/>
    </style:style>
    <style:style style:name="T19" style:family="text">
      <style:text-properties officeooo:rsid="020ebf57"/>
    </style:style>
    <style:style style:name="T20" style:family="text">
      <style:text-properties officeooo:rsid="0206bcbe"/>
    </style:style>
    <style:style style:name="T21" style:family="text">
      <style:text-properties officeooo:rsid="0211595d"/>
    </style:style>
    <style:style style:name="T22" style:family="text">
      <style:text-properties officeooo:rsid="020757d8"/>
    </style:style>
    <style:style style:name="T23" style:family="text">
      <style:text-properties officeooo:rsid="002ec49b"/>
    </style:style>
    <style:style style:name="T24" style:family="text">
      <style:text-properties fo:font-style="italic" style:font-style-asian="italic" style:font-style-complex="italic"/>
    </style:style>
    <style:style style:name="T25" style:family="text">
      <style:text-properties fo:font-style="italic" officeooo:rsid="003d197b" style:font-style-asian="italic" style:font-style-complex="italic"/>
    </style:style>
    <style:style style:name="T26" style:family="text">
      <style:text-properties fo:font-style="italic" officeooo:rsid="003f0c96" style:font-style-asian="italic" style:font-style-complex="italic"/>
    </style:style>
    <style:style style:name="T27" style:family="text">
      <style:text-properties fo:font-style="italic" officeooo:rsid="004a9cdd" style:font-style-asian="italic" style:font-style-complex="italic"/>
    </style:style>
    <style:style style:name="T28" style:family="text">
      <style:text-properties fo:font-style="italic" officeooo:rsid="00154c1a" style:font-style-asian="italic" style:font-style-complex="italic"/>
    </style:style>
    <style:style style:name="T29" style:family="text">
      <style:text-properties fo:font-style="italic" officeooo:rsid="00516364" style:font-style-asian="italic" style:font-style-complex="italic"/>
    </style:style>
    <style:style style:name="T30" style:family="text">
      <style:text-properties fo:font-style="italic" fo:font-weight="bold" officeooo:rsid="003f0c96"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style:text-underline-style="solid" style:text-underline-width="auto" style:text-underline-color="font-color" officeooo:rsid="020757d8" style:font-style-asian="italic" style:font-style-complex="italic"/>
    </style:style>
    <style:style style:name="T33" style:family="text">
      <style:text-properties fo:font-style="italic" style:text-underline-style="none" fo:font-weight="normal" officeooo:rsid="003ea79e" style:font-style-asian="italic" style:font-weight-asian="normal" style:font-style-complex="italic" style:font-weight-complex="normal"/>
    </style:style>
    <style:style style:name="T34" style:family="text">
      <style:text-properties officeooo:rsid="0030c4d7"/>
    </style:style>
    <style:style style:name="T35" style:family="text">
      <style:text-properties officeooo:rsid="0034b8fe"/>
    </style:style>
    <style:style style:name="T36" style:family="text">
      <style:text-properties officeooo:rsid="00369819"/>
    </style:style>
    <style:style style:name="T37" style:family="text">
      <style:text-properties style:text-underline-style="solid" style:text-underline-width="auto" style:text-underline-color="font-color"/>
    </style:style>
    <style:style style:name="T38" style:family="text">
      <style:text-properties officeooo:rsid="003d197b"/>
    </style:style>
    <style:style style:name="T39" style:family="text">
      <style:text-properties fo:font-weight="normal" officeooo:rsid="002b838f" style:font-weight-asian="normal" style:font-weight-complex="normal"/>
    </style:style>
    <style:style style:name="T40" style:family="text">
      <style:text-properties fo:font-weight="normal" officeooo:rsid="003ea79e" style:font-weight-asian="normal" style:font-weight-complex="normal"/>
    </style:style>
    <style:style style:name="T41" style:family="text">
      <style:text-properties fo:font-weight="normal" officeooo:rsid="004d2a99" style:font-weight-asian="normal" style:font-weight-complex="normal"/>
    </style:style>
    <style:style style:name="T42" style:family="text">
      <style:text-properties fo:font-weight="normal" officeooo:rsid="002888fb" style:font-weight-asian="normal" style:font-weight-complex="normal"/>
    </style:style>
    <style:style style:name="T43" style:family="text">
      <style:text-properties fo:font-weight="normal" officeooo:rsid="002a6b4c" style:font-weight-asian="normal" style:font-weight-complex="normal"/>
    </style:style>
    <style:style style:name="T44" style:family="text">
      <style:text-properties officeooo:rsid="003f0c96"/>
    </style:style>
    <style:style style:name="T45" style:family="text">
      <style:text-properties officeooo:rsid="004123b6"/>
    </style:style>
    <style:style style:name="T46" style:family="text">
      <style:text-properties officeooo:rsid="004615ad"/>
    </style:style>
    <style:style style:name="T47" style:family="text">
      <style:text-properties officeooo:rsid="004644fb"/>
    </style:style>
    <style:style style:name="T48" style:family="text">
      <style:text-properties officeooo:rsid="004928a1"/>
    </style:style>
    <style:style style:name="T49" style:family="text">
      <style:text-properties officeooo:rsid="004a9cdd"/>
    </style:style>
    <style:style style:name="T50" style:family="text">
      <style:text-properties fo:color="#000080" fo:language="zxx" fo:country="none" style:text-underline-style="solid" style:text-underline-width="auto" style:text-underline-color="font-color" officeooo:rsid="004705cd" style:language-asian="zxx" style:country-asian="none" style:language-complex="zxx" style:country-complex="none"/>
    </style:style>
    <style:style style:name="T51" style:family="text">
      <style:text-properties officeooo:rsid="004c3d9a"/>
    </style:style>
    <style:style style:name="T52" style:family="text">
      <style:text-properties officeooo:rsid="004d2a99"/>
    </style:style>
    <style:style style:name="T53" style:family="text">
      <style:text-properties officeooo:rsid="00516364"/>
    </style:style>
    <style:style style:name="T54" style:family="text">
      <style:text-properties officeooo:rsid="0053eb25"/>
    </style:style>
    <style:style style:name="T55" style:family="text">
      <style:text-properties officeooo:rsid="0055dc93"/>
    </style:style>
    <style:style style:name="T56" style:family="text">
      <style:text-properties officeooo:rsid="0057cd55"/>
    </style:style>
    <style:style style:name="T57" style:family="text">
      <style:text-properties officeooo:rsid="0058b923"/>
    </style:style>
    <style:style style:name="T58" style:family="text">
      <style:text-properties officeooo:rsid="005ca70e"/>
    </style:style>
    <style:style style:name="T59" style:family="text">
      <style:text-properties officeooo:rsid="005d1308"/>
    </style:style>
    <style:style style:name="T60" style:family="text">
      <style:text-properties officeooo:rsid="005fd82c"/>
    </style:style>
    <style:style style:name="T61" style:family="text">
      <style:text-properties officeooo:rsid="00609f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Improving Language Model Performance with Smarter Vocabularies</text:p>
      <text:p text:style-name="P46"/>
      <text:p text:style-name="P46">Brad Jascob<text:tab/><text:tab/>bjascob@msn.com</text:p>
      <text:p text:style-name="P1"/>
      <text:p text:style-name="P2"/>
      <text:h text:style-name="Heading_20_1" text:outline-level="1">Abstract</text:h>
      <text:p text:style-name="P2"/>
      <text:p text:style-name="P8">In the field of Language Modeling, neural-network model<text:span text:style-name="T3">s</text:span> have become popular due to their ability to reach low perplexity scores. <text:s/>A common approach to training these models is to use a large corpus, such as the Billion Word Corpus <text:span text:style-name="T51">[1]</text:span>, and restrict the vocabulary to the top-N most common words <text:span text:style-name="T54">(aka tokens)</text:span>. <text:s/><text:span text:style-name="T3">The </text:span>less common words <text:span text:style-name="T3">are then replaced </text:span>with an “unknown” token. <text:s/>These unknown tokens <text:span text:style-name="T3">then </text:span>become <text:span text:style-name="T3">a single representation</text:span> for <text:span text:style-name="T3">all </text:span>low occurrence words <text:span text:style-name="T3">which</text:span> may not be closely related semantically. <text:s/>In addition, some <text:span text:style-name="T2">closely related tokens, such as numbers, may be common enough to be given a unique integer ID when we might prefer that they be combined under a single ID.</text:span></text:p>
      <text:p text:style-name="P7"/>
      <text:p text:style-name="P10">In the following paper we’ll explore using <text:span text:style-name="T3">part-of-speech (POS) tagging </text:span>to identify word types and then use this information to create a “smarter” vocabulary. <text:s/>Using this smarter vocabulary we’ll show that <text:span text:style-name="T3">it achieves a lower perplexity score, for a given epoch, than a similar model using a top-N type vocabulary.</text:span></text:p>
      <text:p text:style-name="P9"/>
      <text:p text:style-name="P6"><text:span text:style-name="T28">K</text:span><text:span text:style-name="T24">eywords</text:span>: <text:span text:style-name="T1">Language Model, Neural Network, Perplexity, Artificial Intelligence</text:span></text:p>
      <text:p text:style-name="P6"/>
      <text:p text:style-name="P47"/>
      <text:h text:style-name="Heading_20_1" text:outline-level="1">1. Introduction</text:h>
      <text:p text:style-name="P3"/>
      <text:p text:style-name="P11">When creating a language model we are trying to create a system that can recognize patterns of words and predict the probability of the next word in the sequence. <text:s/><text:span text:style-name="T5">The issue arises that we generally work with a vocabulary of very specific words, rather than grouping them into categories. <text:s/>This leads to situations where predicting the next word in a sequence is completely ambiguous. <text:s/></text:span>For instance, if you were given the phrase “I left for the movies at” you would probably predict the next word to be <text:span text:style-name="T59">a </text:span>time or possibly a location. <text:s/>Given just this small piece of text, it’s impossible to be more specific and guess the <text:span text:style-name="T5">exact time the person left. <text:s/>However, the typical neural-net language model is asked to do just that. <text:s/>Depending on how the vocabulary was derived it may have multiple different times to choose from or they may have all been lumped under an “unknown” symbol.</text:span></text:p>
      <text:p text:style-name="P11"/>
      <text:p text:style-name="P12">In another example you might be given the phrase, “The capital of <text:span text:style-name="T6">Arkansas</text:span> is”. <text:s/>Here the obvious next word<text:span text:style-name="T6">s are</text:span> “<text:span text:style-name="T6">Little Rock</text:span>”, however <text:span text:style-name="T6">this is a very specific piece of knowledge that likely does not show up verbatim in the training corpus. <text:s/>Such specific answers are better suited for a Question/Answer task where a lookup table of facts is used. <text:s/>For modeling sentence patterns we may be better off generalizing this sentence to “The capital of &lt;LOCATION&gt; is &lt;LOCATION&gt;”. <text:s/>This generalization takes the knowledge portion out of the pattern and has the added bonus of recognizing that some locations, such as “Little Rock” contain multiple word tokens. <text:s/>Again, typical vocabularies today may include many </text:span><text:soft-page-break/><text:span text:style-name="T6">locations in their vocabulary and/or lump them under and “unknown” token, neither of which is optimal for pattern learning.</text:span></text:p>
      <text:p text:style-name="P12"/>
      <text:p text:style-name="P13">While today we typically don’t directly convert words into categories it is common practice to train word vectors in the input stage of the network. <text:s/>When properly trained, word<text:span text:style-name="T55">s that</text:span> show up in similar contexts should show up close to one another, based on their cosine similarity. <text:s/>In concept this provides a generalization similar to what is discussed above.</text:p>
      <text:p text:style-name="P13"/>
      <text:p text:style-name="P13">There are some potential deficiencies to this however. <text:s/>The first being that <text:span text:style-name="T7">for low frequency words <text:s/>there may not be sufficient information to fully train the vector. <text:s/>For instance, if you only have the two phrases, “I left the house at 12:35.” and “We went to the 6 PM movie.” to train the vectors for the word tokens “12:35” and “6”, it’s very possible there would not be enough information for the network to properly locate these close to one another. <text:s/>In addition, the token “6” may show up in significantly different contexts such as “There were 6 of us.” in which case we may not want it to be encoded closely to “12:35”.</text:span></text:p>
      <text:p text:style-name="P13"/>
      <text:p text:style-name="P14">The second deficiency with word vectors is at the output stage of the network. <text:s/>Regardless of how words were encoded in the input, networks <text:span text:style-name="T55">today</text:span> often use a one-hot encoded output. <text:s/>In this case the net must choose which <text:span text:style-name="T36">token</text:span> is <text:span text:style-name="T36">the </text:span>most likely. <text:s/>For the phrase <text:span text:style-name="T4">“I left for the movies at”, </text:span>there are an infinite <text:span text:style-name="T36">number of </text:span>possibilities. <text:s/>One would expect a well trained network to rank all tokens representing a time very high, but because it’s likely there are many of these in the vocabulary, each would be expected to have a low confidence score and thus <text:span text:style-name="T8">drive the</text:span> perplexity <text:span text:style-name="T8">higher</text:span>.</text:p>
      <text:p text:style-name="P14"/>
      <text:p text:style-name="P14"/>
      <text:h text:style-name="Heading_20_1" text:outline-level="1">2. <text:span text:style-name="T57">Proposed </text:span>Improvement</text:h>
      <text:p text:style-name="P4"/>
      <text:p text:style-name="P49"><text:span text:style-name="T42">One potential solution to these issues is to use a Natural Language Processor to preprocess the training corpus </text:span><text:span text:style-name="T43">and group words that represent, names, times, etc.. into more general categories while leaving dictionary words the same. <text:s/>By doing this preprocessing step, we are injecting outside knowledge of the word category and not relying on our network to learn this from the training corpus, which may be poorly suited for such distinctions.</text:span></text:p>
      <text:p text:style-name="P5"/>
      <text:p text:style-name="P5"/>
      <text:h text:style-name="Heading_20_1" text:outline-level="1"><text:span text:style-name="T56">3</text:span>. <text:span text:style-name="T56">Experiments</text:span></text:h>
      <text:p text:style-name="Text_20_body"/>
      <text:p text:style-name="P15">In the following experiments the Stanford CoreNLP <text:span text:style-name="T52">[2]</text:span> software was used to pe<text:span text:style-name="T57">r</text:span>form <text:span text:style-name="T57">a</text:span> processing task. <text:s/>The software was fed sentences from the Billion Word Corpus and asked to tokenize words, identify the Parts-of-Speech <text:span text:style-name="T57">(POS) </text:span>and tag applicable words with Named Entity <text:span text:style-name="T57">(NE) </text:span>tags. <text:s/>Using this information the words <text:span text:style-name="T36">were </text:span>given unique integer IDs based on a simple grouping scheme. <text:s/>Several different schemes were used, including the typical method employed today of keeping the top-N tokens and lumping the rest under “unknown”. <text:s text:c="2"/><text:span text:style-name="T23">The following details the different methods tested.</text:span></text:p>
      <text:p text:style-name="P15"/>
      <text:p text:style-name="P43"><text:span text:style-name="T37">Simple</text:span><text:span text:style-name="T9"> </text:span>: <text:span text:style-name="T9"><text:s/>The standard method of keeping the top-N tokens and lumping the remaining low occurrence ones under a &lt;unk&gt; symbol. <text:s/></text:span><text:span text:style-name="T11">The number of tokens kept is the same as the resulting number of tokens </text:span><text:soft-page-break/><text:span text:style-name="T11">in </text:span><text:span text:style-name="T15">the </text:span><text:span text:style-name="T35">Smart A </text:span><text:span text:style-name="T15">vocabulary</text:span><text:span text:style-name="T11">. <text:s/>This was done to </text:span><text:span text:style-name="T17">facilitate comparisons by </text:span><text:span text:style-name="T11">eliminat</text:span><text:span text:style-name="T17">ing</text:span><text:span text:style-name="T11"> the possibility that the overall number of tokens in the vocabulary was </text:span><text:span text:style-name="T12">a</text:span><text:span text:style-name="T11"> factor influencing the final perplexity.</text:span></text:p>
      <text:p text:style-name="P43"><text:span text:style-name="T11"/></text:p>
      <text:p text:style-name="P25"><text:span text:style-name="T31">Smart A</text:span><text:span text:style-name="T37"> </text:span>: <text:span text:style-name="T23">In this method, if a word is identified as a Named-Entity (NE), that tag is applied. <text:s/>If not an NE then the POS tag is used for proper-nouns, cardinal-numbers and punctuation. <text:s/>If none of these apply, the word is looked up in an american english dictionary [3], and if it exists there, the word is used as is. <text:s/>Finally, if the word doesn’t fit any of the above criteria, the POS tag is used. <text:s/>For all instances of NEs or POS, if identical adjacent tokens are detected, only one is used. <text:s/>For example, “Little Rock” translates to LOCATION.</text:span></text:p>
      <text:p text:style-name="P24"><text:span text:style-name="T31">Smart </text:span><text:span text:style-name="T32">B</text:span><text:span text:style-name="T31"> </text:span><text:span text:style-name="T24">:</text:span> <text:span text:style-name="T22">Same as SmartA but NE tags are not considered. <text:s/>This has the effect that NEs such as LOCATION or PERSON will be grouped under their proper noun POS tags.</text:span></text:p>
      <text:p text:style-name="P52"><text:span text:style-name="T31">Smart C </text:span><text:span text:style-name="T24">:</text:span> <text:span text:style-name="T47">In this vocabulary NE tags are not used. <text:s/>Punctuation is first grouped and then words looked up in the dictionary. <text:s/>Finally, if the word does not appear in the dictionary the POS tag is used. <text:s/>Note that since the dictionary contains many proper nouns, this vocabulary tends not to group things such as locations or people’s names as the previous vocabularies do. </text:span></text:p>
      <text:p text:style-name="P45"><text:span text:style-name="T11">I</text:span><text:span text:style-name="T9">t should be noted that because all of the S</text:span>mart<text:span text:style-name="T9"> vocabularies default to using the </text:span><text:span text:style-name="T16">POS</text:span><text:span text:style-name="T9"> tag if none of the earlier criteria are met, there are no words that get grouped under an </text:span><text:span text:style-name="T16">&lt;unk&gt;</text:span><text:span text:style-name="T9"> tag.</text:span></text:p>
      <text:p text:style-name="P45"><text:span text:style-name="T9"/></text:p>
      <text:p text:style-name="P44"><text:span text:style-name="T16">Also note that the dictionary contains </text:span><text:span text:style-name="T13">103,205 words </text:span><text:span text:style-name="T16">and d</text:span><text:span text:style-name="T13">uring word lookup, all words are converted to lower-case.</text:span></text:p>
      <text:p text:style-name="P15"/>
      <text:p text:style-name="P16"><text:span text:style-name="T34">After tokenization and grouping, t</text:span>he training data was then fed into a single layer network consisting of 2048 LSTM cells with 512 projected units, using a 0.1 dropout <text:span text:style-name="T34">rate</text:span>. <text:s/>The Adam optimizer was used for minimization. <text:s/>Due to the amount of time it takes to train these networks on the available hardware, the Billion word corpus data was <text:span text:style-name="T34">distributed</text:span> across 800 epochs <text:span text:style-name="T60">and a single pass through the data was made</text:span>. <text:s/>Performance was then <text:span text:style-name="T48">tested</text:span> at epochs 200 and 800. <text:s/></text:p>
      <text:p text:style-name="P16"/>
      <text:p text:style-name="P23"><text:span text:style-name="T39">It should be noted that other researchers have shown better results by using different optimizers and making multiple passes over the entire corpus. <text:s/></text:span><text:span text:style-name="T40">In the paper </text:span><text:span text:style-name="T33">Estimation of gap between current language models and human performance</text:span><text:span text:style-name="T40"> </text:span><text:span text:style-name="T41">[4]</text:span><text:span text:style-name="T40"> the researchers achieved a 45.3 perplexity on a similar model. <text:s/></text:span></text:p>
      <text:p text:style-name="P16"/>
      <text:p text:style-name="P42">The concession to take one pass over the corpus allowed the experiments to be completed in reasonable <text:span text:style-name="T61">time-frame</text:span> while still showing the improvements that can be made with these techniques.</text:p>
      <text:p text:style-name="P15"/>
      <text:p text:style-name="P15"/>
      <text:p text:style-name="P26"><text:span text:style-name="T14">Table 1: </text:span><text:span text:style-name="T10">R</text:span><text:span text:style-name="T9">esults of Language Model training</text:span></text:p>
      <table:table table:name="Table3" table:style-name="Table3">
        <table:table-column table:style-name="Table3.A" table:number-columns-repeated="3"/>
        <table:table-column table:style-name="Table3.D"/>
        <table:table-column table:style-name="Table3.E"/>
        <table:table-row>
          <table:table-cell table:style-name="Table3.A1" office:value-type="string">
            <text:p text:style-name="P27">Model</text:p>
          </table:table-cell>
          <table:table-cell table:style-name="Table3.A1" office:value-type="string">
            <text:p text:style-name="P27">Vocab</text:p>
          </table:table-cell>
          <table:table-cell table:style-name="Table3.A1" office:value-type="string">
            <text:p text:style-name="P28">Num Tokens</text:p>
          </table:table-cell>
          <table:table-cell table:style-name="Table3.A1" office:value-type="string">
            <text:p text:style-name="P27">Perple<text:span text:style-name="T18">x @200</text:span></text:p>
          </table:table-cell>
          <table:table-cell table:style-name="Table3.E1" office:value-type="string">
            <text:p text:style-name="P27">Perple<text:span text:style-name="T18">x @800</text:span></text:p>
          </table:table-cell>
        </table:table-row>
        <table:table-row>
          <table:table-cell table:style-name="Table3.A2" office:value-type="string">
            <text:p text:style-name="P29">L1-2048-512-0.1</text:p>
          </table:table-cell>
          <table:table-cell table:style-name="Table3.A2" office:value-type="string">
            <text:p text:style-name="P29">Simple</text:p>
          </table:table-cell>
          <table:table-cell table:style-name="Table3.A2" office:value-type="string">
            <text:p text:style-name="P30">64,83<text:span text:style-name="T19">1</text:span></text:p>
          </table:table-cell>
          <table:table-cell table:style-name="Table3.A2" office:value-type="string">
            <text:p text:style-name="P31">7<text:span text:style-name="T46">2.1</text:span></text:p>
          </table:table-cell>
          <table:table-cell table:style-name="Table3.E2" office:value-type="string">
            <text:p text:style-name="P50">62.8</text:p>
          </table:table-cell>
        </table:table-row>
        <table:table-row>
          <table:table-cell table:style-name="Table3.A2" office:value-type="string">
            <text:p text:style-name="P29">L1-2048-512-0.1</text:p>
          </table:table-cell>
          <table:table-cell table:style-name="Table3.A2" office:value-type="string">
            <text:p text:style-name="P29">SmartA</text:p>
          </table:table-cell>
          <table:table-cell table:style-name="Table3.A2" office:value-type="string">
            <text:p text:style-name="P30">64,83<text:span text:style-name="T19">1</text:span></text:p>
          </table:table-cell>
          <table:table-cell table:style-name="Table3.A2" office:value-type="string">
            <text:p text:style-name="P31">5<text:span text:style-name="T46">2.0</text:span></text:p>
          </table:table-cell>
          <table:table-cell table:style-name="Table3.E2" office:value-type="string">
            <text:p text:style-name="P32">4<text:span text:style-name="T46">6.2</text:span></text:p>
          </table:table-cell>
        </table:table-row>
        <table:table-row>
          <table:table-cell table:style-name="Table3.A2" office:value-type="string">
            <text:p text:style-name="P29">L1-2048-512-0.1</text:p>
          </table:table-cell>
          <table:table-cell table:style-name="Table3.A2" office:value-type="string">
            <text:p text:style-name="P29">Smart<text:span text:style-name="T20">B</text:span></text:p>
          </table:table-cell>
          <table:table-cell table:style-name="Table3.A2" office:value-type="string">
            <text:p text:style-name="P33">66,043</text:p>
          </table:table-cell>
          <table:table-cell table:style-name="Table3.A2" office:value-type="string">
            <text:p text:style-name="P51">49.1</text:p>
          </table:table-cell>
          <table:table-cell table:style-name="Table3.E2" office:value-type="string">
            <text:p text:style-name="P51">43.6</text:p>
          </table:table-cell>
        </table:table-row>
        <table:table-row>
          <table:table-cell table:style-name="Table3.A2" office:value-type="string">
            <text:p text:style-name="P29">L1-2048-512-0.1</text:p>
          </table:table-cell>
          <table:table-cell table:style-name="Table3.A2" office:value-type="string">
            <text:p text:style-name="P29">Smart<text:span text:style-name="T21">C</text:span></text:p>
          </table:table-cell>
          <table:table-cell table:style-name="Table3.A2" office:value-type="string">
            <text:p text:style-name="P34">69,222</text:p>
          </table:table-cell>
          <table:table-cell table:style-name="Table3.A2" office:value-type="string">
            <text:p text:style-name="P35">6<text:span text:style-name="T46">2.6</text:span></text:p>
          </table:table-cell>
          <table:table-cell table:style-name="Table3.E2" office:value-type="string">
            <text:p text:style-name="P50">55.1</text:p>
          </table:table-cell>
        </table:table-row>
      </table:table>
      <text:p text:style-name="P53"/>
      <text:h text:style-name="Heading_20_1" text:outline-level="1"><text:soft-page-break/>4. Analysis</text:h>
      <text:p text:style-name="P17"/>
      <text:p text:style-name="P20">From the data <text:span text:style-name="T53">in </text:span><text:span text:style-name="T29">table 1</text:span><text:span text:style-name="T53">, </text:span>we can see that <text:span text:style-name="T38">the </text:span><text:span text:style-name="T25">Smart A</text:span><text:span text:style-name="T38"> grouping improves the overall perplexity score by more than 15 points from a simple top-N vocabulary, under these test conditions. <text:s/>Using the </text:span><text:span text:style-name="T26">Smart B</text:span><text:span text:style-name="T30"> </text:span><text:span text:style-name="T44">grouping, which more generically groups entities under proper nouns, yields a small additional improvement. <text:s/></text:span></text:p>
      <text:p text:style-name="P20"/>
      <text:p text:style-name="P20"><text:span text:style-name="T44">The scores for both of these are close to or slightly better than the previously mentioned paper which achieves a 45.3 perplexity. <text:s/>The score here is achieved using significantly less processing time. <text:s/>It remains to be demonstrated how much these scores can be further reduced by the use of a multi-pass optimization process.</text:span></text:p>
      <text:p text:style-name="P19"/>
      <text:p text:style-name="P19"><text:span text:style-name="T44">The </text:span><text:span text:style-name="T26">Smart C</text:span><text:span text:style-name="T44"> vocabulary does not use named entities or group proper nouns together but does group punctuation. <text:s/>It gives unique IDs to words that appear in the dictionary and assigns the POS tag if they don’t. <text:s/>In this case the perplexity increases (gets worse) noticeably from SmartA and B. <text:s/>However, the perplexity is still significantly better than the simple top-N vocabulary.</text:span></text:p>
      <text:p text:style-name="P18"/>
      <text:p text:style-name="P18"/>
      <text:h text:style-name="Heading_20_1" text:outline-level="1">5. Conclusions and Future Work</text:h>
      <text:p text:style-name="P22"/>
      <text:p text:style-name="P21">The results shown here indicate that grouping words into categories <text:span text:style-name="T45">will</text:span> improve the overall perplexity score of a language model <text:span text:style-name="T45">significantly</text:span> <text:span text:style-name="T45">when training </text:span>under these conditions. <text:s/></text:p>
      <text:p text:style-name="P21"/>
      <text:p text:style-name="P21">While the improvement is noticeable when training over a single pass of the data, it remains to be demonstrated how much these methods improve the final perplexity of a net trained using more extensive training setups.</text:p>
      <text:p text:style-name="P21"/>
      <text:p text:style-name="P21"/>
      <text:h text:style-name="Heading_20_1" text:outline-level="1">6. References</text:h>
      <text:p text:style-name="P41"/>
      <text:p text:style-name="P40"><text:span text:style-name="T49">[1] Google Billion Word Benchmark for Language Modeling: See </text:span><text:span text:style-name="T50">https://opensource.google.com/projects/lm-benchmark</text:span></text:p>
      <text:p text:style-name="P38"/>
      <text:p text:style-name="P39"><text:span text:style-name="T49">[2] Stanford Core NLP software: see </text:span><text:a xlink:type="simple" xlink:href="https://stanfordnlp.github.io/CoreNLP" text:style-name="Internet_20_link" text:visited-style-name="Visited_20_Internet_20_Link">https://stanfordnlp.github.io/CoreNLP</text:a></text:p>
      <text:p text:style-name="P39"/>
      <text:p text:style-name="P38"><text:span text:style-name="T49">[3] american-english </text:span>dictionary: <text:s/><text:span text:style-name="T51">From </text:span>Ubuntu 18.04 wamerican package, which <text:span text:style-name="T51">is created from </text:span>SCOWL. <text:s/>See <text:a xlink:type="simple" xlink:href="https://packages.ubuntu.com/bionic/wamerican" text:style-name="Internet_20_link" text:visited-style-name="Visited_20_Internet_20_Link">https://packages.ubuntu.com/bionic/wamerican</text:a></text:p>
      <text:p text:style-name="P38"/>
      <text:p text:style-name="P38"><text:span text:style-name="T49">[4] Xiaoyu Shen, Youssef Oualil, Clayton Greenberg, Mittul Singh, Dietrich Klakow </text:span><text:span text:style-name="T27">“</text:span><text:span text:style-name="T24">Estimation of gap between current language models and human perform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pt"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8:45:30.709474948</meta:creation-date>
    <dc:date>2018-11-21T14:37:44.997703145</dc:date>
    <meta:editing-duration>PT9H59M41S</meta:editing-duration>
    <meta:editing-cycles>65</meta:editing-cycles>
    <meta:generator>LibreOffice/6.0.6.2$Linux_X86_64 LibreOffice_project/00m0$Build-2</meta:generator>
    <meta:document-statistic meta:table-count="1" meta:image-count="0" meta:object-count="0" meta:page-count="4" meta:paragraph-count="63" meta:word-count="1714" meta:character-count="10470" meta:non-whitespace-character-count="8753"/>
  </office:meta>
</office:document-meta>
</file>